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55e00" draw:marker-start-width="0.35cm" draw:marker-end-width="0.35cm" draw:fill="solid" draw:fill-color="#94bd5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55e00" draw:marker-start-width="0.5cm" draw:marker-end-width="0.5cm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55e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355e00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1cm" svg:height="1.7cm" svg:x="1.775cm" svg:y="1cm">
          <text:p text:style-name="P1">propues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8cm" svg:height="3.4cm" svg:x="2.425cm" svg:y="3.6cm">
          <text:p text:style-name="P1">¿hay </text:p>
          <text:p text:style-name="P1">mento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1cm" svg:height="1.7cm" svg:x="7.825cm" svg:y="4.45cm">
          <text:p text:style-name="P1">buscar men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1cm" svg:height="1.7cm" svg:x="1.775cm" svg:y="8.5cm">
          <text:p text:style-name="P1">en incub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8cm" svg:height="3.4cm" svg:x="8.375cm" svg:y="7.65cm">
          <text:p text:style-name="P1">votación</text:p>
          <text:p text:style-name="P1">comit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5.1cm" svg:height="1.7cm" svg:x="13.025cm" svg:y="12.1cm">
          <text:p text:style-name="P1">proyecto</text:p>
          <text:p text:style-name="P1">gradu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4.325cm" svg:y1="2.7cm" svg:x2="4.325cm" svg:y2="3.6cm" draw:start-shape="id1" draw:start-glue-point="2" draw:end-shape="id2" draw:end-glue-point="4" svg:d="m4325 2700v900">
          <text:p/>
        </draw:connector>
        <draw:connector draw:style-name="gr3" draw:text-style-name="P2" draw:layer="layout" svg:x1="6.225cm" svg:y1="5.3cm" svg:x2="7.825cm" svg:y2="5.3cm" draw:start-shape="id2" draw:start-glue-point="7" draw:end-shape="id3" svg:d="m6225 5300h1600">
          <text:p/>
        </draw:connector>
        <draw:connector draw:style-name="gr3" draw:text-style-name="P2" draw:layer="layout" svg:x1="4.325cm" svg:y1="7cm" svg:x2="4.325cm" svg:y2="8.5cm" draw:start-shape="id2" draw:start-glue-point="6" draw:end-shape="id4" draw:end-glue-point="0" svg:d="m4325 7000v1500">
          <text:p/>
        </draw:connector>
        <draw:connector draw:style-name="gr3" draw:text-style-name="P2" draw:layer="layout" draw:line-skew="-0.076cm" svg:x1="10.375cm" svg:y1="6.15cm" svg:x2="4.325cm" svg:y2="8.5cm" draw:start-shape="id3" draw:start-glue-point="2" draw:end-shape="id4" draw:end-glue-point="0" svg:d="m10375 6150v1100h-6050v1250">
          <text:p/>
        </draw:connector>
        <draw:connector draw:style-name="gr3" draw:text-style-name="P2" draw:layer="layout" svg:x1="6.875cm" svg:y1="9.35cm" svg:x2="8.375cm" svg:y2="9.35cm" draw:start-shape="id4" draw:start-glue-point="1" draw:end-shape="id5" svg:d="m6875 9350h1500">
          <text:p/>
        </draw:connector>
        <draw:connector draw:style-name="gr3" draw:text-style-name="P2" draw:layer="layout" svg:x1="10.275cm" svg:y1="11.05cm" svg:x2="4.325cm" svg:y2="10.2cm" draw:start-shape="id5" draw:start-glue-point="6" draw:end-shape="id4" draw:end-glue-point="2" svg:d="m10275 11050v551h-5950v-1401">
          <text:p/>
        </draw:connector>
        <draw:connector draw:style-name="gr3" draw:text-style-name="P2" draw:layer="layout" svg:x1="12.175cm" svg:y1="9.35cm" svg:x2="13.675cm" svg:y2="9.35cm" draw:start-shape="id5" draw:start-glue-point="7" draw:end-shape="id6" draw:end-glue-point="5" svg:d="m12175 9350h1500">
          <text:p/>
        </draw:connector>
        <draw:custom-shape draw:style-name="gr2" draw:text-style-name="P1" xml:id="id6" draw:id="id6" draw:layer="layout" svg:width="3.8cm" svg:height="3.4cm" svg:x="13.675cm" svg:y="7.65cm">
          <text:p text:style-name="P1">votación</text:p>
          <text:p text:style-name="P1"><text:span text:style-name="T1">Boa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5.575cm" svg:y1="11.05cm" svg:x2="4.325cm" svg:y2="10.2cm" draw:start-shape="id6" draw:start-glue-point="6" draw:end-shape="id4" svg:d="m15575 11050v551h-11250v-1401">
          <text:p/>
        </draw:connector>
        <draw:connector draw:style-name="gr3" draw:text-style-name="P2" draw:layer="layout" draw:line-skew="0.549cm" svg:x1="17.475cm" svg:y1="9.35cm" svg:x2="18.125cm" svg:y2="12.95cm" draw:start-shape="id6" draw:start-glue-point="7" draw:end-shape="id7" svg:d="m17475 9350h1750v3600h-1100">
          <text:p/>
        </draw:connector>
        <draw:frame draw:style-name="gr4" draw:text-style-name="P3" draw:layer="layout" svg:width="1.205cm" svg:height="0.962cm" svg:x="5.82cm" svg:y="4.4cm">
          <draw:text-box>
            <text:p text:style-name="P3">no</text:p>
          </draw:text-box>
        </draw:frame>
        <draw:frame draw:style-name="gr4" draw:text-style-name="P3" draw:layer="layout" svg:width="1.205cm" svg:height="0.962cm" svg:x="9.22cm" svg:y="10.719cm">
          <draw:text-box>
            <text:p text:style-name="P3">no</text:p>
          </draw:text-box>
        </draw:frame>
        <draw:frame draw:style-name="gr4" draw:text-style-name="P3" draw:layer="layout" svg:width="1.205cm" svg:height="0.962cm" svg:x="14.525cm" svg:y="10.719cm">
          <draw:text-box>
            <text:p text:style-name="P3">no</text:p>
          </draw:text-box>
        </draw:frame>
        <draw:frame draw:style-name="gr5" draw:text-style-name="P3" draw:layer="layout" svg:width="0.997cm" svg:height="0.962cm" svg:x="3.325cm" svg:y="6.7cm">
          <draw:text-box>
            <text:p text:style-name="P3">sí</text:p>
          </draw:text-box>
        </draw:frame>
        <draw:frame draw:style-name="gr4" draw:text-style-name="P3" draw:layer="layout" svg:width="0.997cm" svg:height="0.962cm" svg:x="11.825cm" svg:y="8.4cm">
          <draw:text-box>
            <text:p text:style-name="P3">sí</text:p>
          </draw:text-box>
        </draw:frame>
        <draw:frame draw:style-name="gr4" draw:text-style-name="P3" draw:layer="layout" svg:width="0.997cm" svg:height="0.962cm" svg:x="17.228cm" svg:y="8.4cm">
          <draw:text-box>
            <text:p text:style-name="P3">sí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Gaspar Sanz Salinas</meta:initial-creator>
    <meta:creation-date>2013-11-26T16:33:39</meta:creation-date>
    <dc:date>2013-11-26T16:53:20</dc:date>
    <dc:creator>Jorge Gaspar Sanz Salinas</dc:creator>
    <meta:editing-duration>PT4M19S</meta:editing-duration>
    <meta:editing-cycles>2</meta:editing-cycles>
    <meta:generator>OpenOffice/4.0.1$Unix OpenOffice.org_project/401m5$Build-9714</meta:generator>
    <meta:document-statistic meta:object-count="22"/>
  </office:meta>
</office:document-meta>
</file>